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AZUCARES</text:p>
          </table:table-cell>
          <table:table-cell office:value-type="string" calcext:value-type="string">
            <text:p>ETEREO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PROTEINA</text:p>
          </table:table-cell>
          <table:table-cell office:value-type="string" calcext:value-type="string">
            <text:p>CENIZA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17182817182817" calcext:value-type="float">
            <text:p>8.1718281718</text:p>
          </table:table-cell>
          <table:table-cell office:value-type="float" office:value="10.8446014297075" calcext:value-type="float">
            <text:p>10.8446014297</text:p>
          </table:table-cell>
          <table:table-cell office:value-type="float" office:value="1.87540348612018" calcext:value-type="float">
            <text:p>1.8754034861</text:p>
          </table:table-cell>
          <table:table-cell office:value-type="float" office:value="22.0010891628311" calcext:value-type="float">
            <text:p>22.0010891628</text:p>
          </table:table-cell>
          <table:table-cell office:value-type="float" office:value="16.03" calcext:value-type="float">
            <text:p>16.03</text:p>
          </table:table-cell>
          <table:table-cell office:value-type="float" office:value="6.87978687978682" calcext:value-type="float">
            <text:p>6.8797868798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04731756081313" calcext:value-type="float">
            <text:p>8.0473175608</text:p>
          </table:table-cell>
          <table:table-cell office:value-type="float" office:value="12.7825853574954" calcext:value-type="float">
            <text:p>12.7825853575</text:p>
          </table:table-cell>
          <table:table-cell office:value-type="float" office:value="1.8724995080999" calcext:value-type="float">
            <text:p>1.8724995081</text:p>
          </table:table-cell>
          <table:table-cell office:value-type="float" office:value="21.3743507790674" calcext:value-type="float">
            <text:p>21.3743507791</text:p>
          </table:table-cell>
          <table:table-cell office:value-type="float" office:value="16.156" calcext:value-type="float">
            <text:p>16.156</text:p>
          </table:table-cell>
          <table:table-cell office:value-type="float" office:value="7.01099633455515" calcext:value-type="float">
            <text:p>7.0109963346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7.98320727684668" calcext:value-type="float">
            <text:p>7.9832072768</text:p>
          </table:table-cell>
          <table:table-cell office:value-type="float" office:value="13.0154465460259" calcext:value-type="float">
            <text:p>13.015446546</text:p>
          </table:table-cell>
          <table:table-cell office:value-type="float" office:value="1.87793427230035" calcext:value-type="float">
            <text:p>1.8779342723</text:p>
          </table:table-cell>
          <table:table-cell office:value-type="float" office:value="22.0010891628311" calcext:value-type="float">
            <text:p>22.0010891628</text:p>
          </table:table-cell>
          <table:table-cell office:value-type="float" office:value="16.056" calcext:value-type="float">
            <text:p>16.056</text:p>
          </table:table-cell>
          <table:table-cell office:value-type="float" office:value="6.94032585879457" calcext:value-type="float">
            <text:p>6.9403258588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07182817182817" calcext:value-type="float">
            <text:p>8.0718281718</text:p>
          </table:table-cell>
          <table:table-cell office:value-type="float" office:value="11.9475146147856" calcext:value-type="float">
            <text:p>11.9475146148</text:p>
          </table:table-cell>
          <table:table-cell office:value-type="float" office:value="1.87640348612018" calcext:value-type="float">
            <text:p>1.8764034861</text:p>
          </table:table-cell>
          <table:table-cell office:value-type="float" office:value="21.743507790674" calcext:value-type="float">
            <text:p>21.7435077907</text:p>
          </table:table-cell>
          <table:table-cell office:value-type="float" office:value="16.03" calcext:value-type="float">
            <text:p>16.03</text:p>
          </table:table-cell>
          <table:table-cell office:value-type="float" office:value="6.97978687978682" calcext:value-type="float">
            <text:p>6.9797868798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09731756081313" calcext:value-type="float">
            <text:p>8.0973175608</text:p>
          </table:table-cell>
          <table:table-cell office:value-type="float" office:value="11.9339194924571" calcext:value-type="float">
            <text:p>11.9339194925</text:p>
          </table:table-cell>
          <table:table-cell office:value-type="float" office:value="1.8734995080999" calcext:value-type="float">
            <text:p>1.8734995081</text:p>
          </table:table-cell>
          <table:table-cell office:value-type="float" office:value="21.9010891628311" calcext:value-type="float">
            <text:p>21.9010891628</text:p>
          </table:table-cell>
          <table:table-cell office:value-type="float" office:value="16.086" calcext:value-type="float">
            <text:p>16.086</text:p>
          </table:table-cell>
          <table:table-cell office:value-type="float" office:value="7.00099633455515" calcext:value-type="float">
            <text:p>7.0009963346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7.98320727684668" calcext:value-type="float">
            <text:p>7.9832072768</text:p>
          </table:table-cell>
          <table:table-cell office:value-type="float" office:value="13.6624242824974" calcext:value-type="float">
            <text:p>13.6624242825</text:p>
          </table:table-cell>
          <table:table-cell office:value-type="float" office:value="1.87693427230035" calcext:value-type="float">
            <text:p>1.8769342723</text:p>
          </table:table-cell>
          <table:table-cell office:value-type="float" office:value="21.843507790674" calcext:value-type="float">
            <text:p>21.8435077907</text:p>
          </table:table-cell>
          <table:table-cell office:value-type="float" office:value="16.076" calcext:value-type="float">
            <text:p>16.076</text:p>
          </table:table-cell>
          <table:table-cell office:value-type="float" office:value="6.99032585879456" calcext:value-type="float">
            <text:p>6.9903258588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12182817182817" calcext:value-type="float">
            <text:p>8.1218281718</text:p>
          </table:table-cell>
          <table:table-cell office:value-type="float" office:value="14.8876676991357" calcext:value-type="float">
            <text:p>14.8876676991</text:p>
          </table:table-cell>
          <table:table-cell office:value-type="float" office:value="1.87540348612018" calcext:value-type="float">
            <text:p>1.8754034861</text:p>
          </table:table-cell>
          <table:table-cell office:value-type="float" office:value="21.7010891628311" calcext:value-type="float">
            <text:p>21.7010891628</text:p>
          </table:table-cell>
          <table:table-cell office:value-type="float" office:value="16.04" calcext:value-type="float">
            <text:p>16.04</text:p>
          </table:table-cell>
          <table:table-cell office:value-type="float" office:value="6.90978687978682" calcext:value-type="float">
            <text:p>6.9097868798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14731756081313" calcext:value-type="float">
            <text:p>8.1473175608</text:p>
          </table:table-cell>
          <table:table-cell office:value-type="float" office:value="11.8509956921323" calcext:value-type="float">
            <text:p>11.8509956921</text:p>
          </table:table-cell>
          <table:table-cell office:value-type="float" office:value="1.8754995080999" calcext:value-type="float">
            <text:p>1.8754995081</text:p>
          </table:table-cell>
          <table:table-cell office:value-type="float" office:value="21.9910891628311" calcext:value-type="float">
            <text:p>21.9910891628</text:p>
          </table:table-cell>
          <table:table-cell office:value-type="float" office:value="16.126" calcext:value-type="float">
            <text:p>16.126</text:p>
          </table:table-cell>
          <table:table-cell office:value-type="float" office:value="6.99633455515" calcext:value-type="float">
            <text:p>6.9963345552</text:p>
          </table:table-cell>
        </table:table-row>
        <table:table-row table:style-name="ro1">
          <table:table-cell office:value-type="string" calcext:value-type="string">
            <text:p>PaSAC50</text:p>
          </table:table-cell>
          <table:table-cell office:value-type="float" office:value="8.08320727684668" calcext:value-type="float">
            <text:p>8.0832072768</text:p>
          </table:table-cell>
          <table:table-cell office:value-type="float" office:value="11.1670064880863" calcext:value-type="float">
            <text:p>11.1670064881</text:p>
          </table:table-cell>
          <table:table-cell office:value-type="float" office:value="1.87793427230035" calcext:value-type="float">
            <text:p>1.8779342723</text:p>
          </table:table-cell>
          <table:table-cell office:value-type="float" office:value="21.5743507790674" calcext:value-type="float">
            <text:p>21.5743507791</text:p>
          </table:table-cell>
          <table:table-cell office:value-type="float" office:value="16.096" calcext:value-type="float">
            <text:p>16.096</text:p>
          </table:table-cell>
          <table:table-cell office:value-type="float" office:value="6.9832585879456" calcext:value-type="float">
            <text:p>6.9832585879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33471074380173" calcext:value-type="float">
            <text:p>7.3347107438</text:p>
          </table:table-cell>
          <table:table-cell office:value-type="float" office:value="14.5902708722088" calcext:value-type="float">
            <text:p>14.5902708722</text:p>
          </table:table-cell>
          <table:table-cell office:value-type="float" office:value="1.97640314624718" calcext:value-type="float">
            <text:p>1.9764031462</text:p>
          </table:table-cell>
          <table:table-cell office:value-type="float" office:value="20.3508334165096" calcext:value-type="float">
            <text:p>20.3508334165</text:p>
          </table:table-cell>
          <table:table-cell office:value-type="float" office:value="14.675" calcext:value-type="float">
            <text:p>14.675</text:p>
          </table:table-cell>
          <table:table-cell office:value-type="float" office:value="5.98173820314574" calcext:value-type="float">
            <text:p>5.9817382031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23662290930905" calcext:value-type="float">
            <text:p>7.2366229093</text:p>
          </table:table-cell>
          <table:table-cell office:value-type="float" office:value="13.7486344293744" calcext:value-type="float">
            <text:p>13.7486344294</text:p>
          </table:table-cell>
          <table:table-cell office:value-type="float" office:value="1.94258436650529" calcext:value-type="float">
            <text:p>1.9425843665</text:p>
          </table:table-cell>
          <table:table-cell office:value-type="float" office:value="19.2711221945153" calcext:value-type="float">
            <text:p>19.2711221945</text:p>
          </table:table-cell>
          <table:table-cell office:value-type="float" office:value="14.634" calcext:value-type="float">
            <text:p>14.634</text:p>
          </table:table-cell>
          <table:table-cell office:value-type="float" office:value="6.31372026387682" calcext:value-type="float">
            <text:p>6.3137202639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19117598053922" calcext:value-type="float">
            <text:p>7.1911759805</text:p>
          </table:table-cell>
          <table:table-cell office:value-type="float" office:value="12.5920101156398" calcext:value-type="float">
            <text:p>12.5920101156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20.0508334165096" calcext:value-type="float">
            <text:p>20.0508334165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28811356593025" calcext:value-type="float">
            <text:p>6.2881135659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30471074380173" calcext:value-type="float">
            <text:p>7.3047107438</text:p>
          </table:table-cell>
          <table:table-cell office:value-type="float" office:value="15.2361093046298" calcext:value-type="float">
            <text:p>15.2361093046</text:p>
          </table:table-cell>
          <table:table-cell office:value-type="float" office:value="1.9640314624718" calcext:value-type="float">
            <text:p>1.9640314625</text:p>
          </table:table-cell>
          <table:table-cell office:value-type="float" office:value="19.9711221945153" calcext:value-type="float">
            <text:p>19.9711221945</text:p>
          </table:table-cell>
          <table:table-cell office:value-type="float" office:value="14.675" calcext:value-type="float">
            <text:p>14.675</text:p>
          </table:table-cell>
          <table:table-cell office:value-type="float" office:value="6.08173820314574" calcext:value-type="float">
            <text:p>6.0817382031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28662290930905" calcext:value-type="float">
            <text:p>7.2866229093</text:p>
          </table:table-cell>
          <table:table-cell office:value-type="float" office:value="11.5860715418609" calcext:value-type="float">
            <text:p>11.5860715419</text:p>
          </table:table-cell>
          <table:table-cell office:value-type="float" office:value="1.95258436650529" calcext:value-type="float">
            <text:p>1.9525843665</text:p>
          </table:table-cell>
          <table:table-cell office:value-type="float" office:value="19.9350833416509" calcext:value-type="float">
            <text:p>19.9350833417</text:p>
          </table:table-cell>
          <table:table-cell office:value-type="float" office:value="14.634" calcext:value-type="float">
            <text:p>14.634</text:p>
          </table:table-cell>
          <table:table-cell office:value-type="float" office:value="6.2372026387682" calcext:value-type="float">
            <text:p>6.2372026388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25911759805392" calcext:value-type="float">
            <text:p>7.2591175981</text:p>
          </table:table-cell>
          <table:table-cell office:value-type="float" office:value="13.1680532803481" calcext:value-type="float">
            <text:p>13.1680532803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19.7711221945153" calcext:value-type="float">
            <text:p>19.7711221945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18811356593025" calcext:value-type="float">
            <text:p>6.1881135659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31471074380173" calcext:value-type="float">
            <text:p>7.3147107438</text:p>
          </table:table-cell>
          <table:table-cell office:value-type="float" office:value="14.9289449354586" calcext:value-type="float">
            <text:p>14.9289449355</text:p>
          </table:table-cell>
          <table:table-cell office:value-type="float" office:value="1.96640314624718" calcext:value-type="float">
            <text:p>1.9664031462</text:p>
          </table:table-cell>
          <table:table-cell office:value-type="float" office:value="20.1508334165096" calcext:value-type="float">
            <text:p>20.1508334165</text:p>
          </table:table-cell>
          <table:table-cell office:value-type="float" office:value="14.685" calcext:value-type="float">
            <text:p>14.685</text:p>
          </table:table-cell>
          <table:table-cell office:value-type="float" office:value="6.08173820314574" calcext:value-type="float">
            <text:p>6.0817382031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20662290930905" calcext:value-type="float">
            <text:p>7.2066229093</text:p>
          </table:table-cell>
          <table:table-cell office:value-type="float" office:value="15.1026767680931" calcext:value-type="float">
            <text:p>15.1026767681</text:p>
          </table:table-cell>
          <table:table-cell office:value-type="float" office:value="1.95258436650529" calcext:value-type="float">
            <text:p>1.9525843665</text:p>
          </table:table-cell>
          <table:table-cell office:value-type="float" office:value="20.3008334165096" calcext:value-type="float">
            <text:p>20.3008334165</text:p>
          </table:table-cell>
          <table:table-cell office:value-type="float" office:value="14.614" calcext:value-type="float">
            <text:p>14.614</text:p>
          </table:table-cell>
          <table:table-cell office:value-type="float" office:value="6.21372026387682" calcext:value-type="float">
            <text:p>6.2137202639</text:p>
          </table:table-cell>
        </table:table-row>
        <table:table-row table:style-name="ro1">
          <table:table-cell office:value-type="string" calcext:value-type="string">
            <text:p>PaSAC80</text:p>
          </table:table-cell>
          <table:table-cell office:value-type="float" office:value="7.29117598053922" calcext:value-type="float">
            <text:p>7.2911759805</text:p>
          </table:table-cell>
          <table:table-cell office:value-type="float" office:value="13.6877095266204" calcext:value-type="float">
            <text:p>13.6877095266</text:p>
          </table:table-cell>
          <table:table-cell office:value-type="float" office:value="1.95919950858365" calcext:value-type="float">
            <text:p>1.9591995086</text:p>
          </table:table-cell>
          <table:table-cell office:value-type="float" office:value="19.9911221945153" calcext:value-type="float">
            <text:p>19.9911221945</text:p>
          </table:table-cell>
          <table:table-cell office:value-type="float" office:value="14.753" calcext:value-type="float">
            <text:p>14.753</text:p>
          </table:table-cell>
          <table:table-cell office:value-type="float" office:value="6.18811356593025" calcext:value-type="float">
            <text:p>6.188113565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0218759364712" calcext:value-type="float">
            <text:p>7.1021875936</text:p>
          </table:table-cell>
          <table:table-cell office:value-type="float" office:value="12.7911782965624" calcext:value-type="float">
            <text:p>12.7911782966</text:p>
          </table:table-cell>
          <table:table-cell office:value-type="float" office:value="1.36872529151843" calcext:value-type="float">
            <text:p>1.3687252915</text:p>
          </table:table-cell>
          <table:table-cell office:value-type="float" office:value="19.9058588880591" calcext:value-type="float">
            <text:p>19.9058588881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9689428628312" calcext:value-type="float">
            <text:p>7.1968942863</text:p>
          </table:table-cell>
          <table:table-cell office:value-type="float" office:value="15.9653942748455" calcext:value-type="float">
            <text:p>15.9653942748</text:p>
          </table:table-cell>
          <table:table-cell office:value-type="float" office:value="1.30327814349362" calcext:value-type="float">
            <text:p>1.3032781435</text:p>
          </table:table-cell>
          <table:table-cell office:value-type="float" office:value="20.1715911359563" calcext:value-type="float">
            <text:p>20.171591136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77344216603622" calcext:value-type="float">
            <text:p>5.773442166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0707576706336" calcext:value-type="float">
            <text:p>7.1070757671</text:p>
          </table:table-cell>
          <table:table-cell office:value-type="float" office:value="16.484575225439" calcext:value-type="float">
            <text:p>16.4845752254</text:p>
          </table:table-cell>
          <table:table-cell office:value-type="float" office:value="1.33851468048366" calcext:value-type="float">
            <text:p>1.3385146805</text:p>
          </table:table-cell>
          <table:table-cell office:value-type="float" office:value="19.958588880591" calcext:value-type="float">
            <text:p>19.9585888806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57294927990017" calcext:value-type="float">
            <text:p>5.572949279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3218759364712" calcext:value-type="float">
            <text:p>7.1321875936</text:p>
          </table:table-cell>
          <table:table-cell office:value-type="float" office:value="18.4473669743264" calcext:value-type="float">
            <text:p>18.4473669743</text:p>
          </table:table-cell>
          <table:table-cell office:value-type="float" office:value="1.34872529151843" calcext:value-type="float">
            <text:p>1.3487252915</text:p>
          </table:table-cell>
          <table:table-cell office:value-type="float" office:value="20.1015911359563" calcext:value-type="float">
            <text:p>20.101591136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5689428628312" calcext:value-type="float">
            <text:p>7.1568942863</text:p>
          </table:table-cell>
          <table:table-cell office:value-type="float" office:value="14.0023466566822" calcext:value-type="float">
            <text:p>14.0023466567</text:p>
          </table:table-cell>
          <table:table-cell office:value-type="float" office:value="1.3327814349362" calcext:value-type="float">
            <text:p>1.3327814349</text:p>
          </table:table-cell>
          <table:table-cell office:value-type="float" office:value="19.9958588880591" calcext:value-type="float">
            <text:p>19.9958588881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67344216603622" calcext:value-type="float">
            <text:p>5.673442166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6707576706336" calcext:value-type="float">
            <text:p>7.1670757671</text:p>
          </table:table-cell>
          <table:table-cell office:value-type="float" office:value="15.7318462268628" calcext:value-type="float">
            <text:p>15.7318462269</text:p>
          </table:table-cell>
          <table:table-cell office:value-type="float" office:value="1.32851468048366" calcext:value-type="float">
            <text:p>1.3285146805</text:p>
          </table:table-cell>
          <table:table-cell office:value-type="float" office:value="19.9715911359563" calcext:value-type="float">
            <text:p>19.971591136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67294927990017" calcext:value-type="float">
            <text:p>5.672949279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0218759364712" calcext:value-type="float">
            <text:p>7.1021875936</text:p>
          </table:table-cell>
          <table:table-cell office:value-type="float" office:value="15.0441833805977" calcext:value-type="float">
            <text:p>15.0441833806</text:p>
          </table:table-cell>
          <table:table-cell office:value-type="float" office:value="1.34872529151843" calcext:value-type="float">
            <text:p>1.3487252915</text:p>
          </table:table-cell>
          <table:table-cell office:value-type="float" office:value="19.9058588880591" calcext:value-type="float">
            <text:p>19.9058588881</text:p>
          </table:table-cell>
          <table:table-cell office:value-type="float" office:value="16.468" calcext:value-type="float">
            <text:p>16.468</text:p>
          </table:table-cell>
          <table:table-cell office:value-type="float" office:value="5.75367096194194" calcext:value-type="float">
            <text:p>5.7536709619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8689428628312" calcext:value-type="float">
            <text:p>7.1868942863</text:p>
          </table:table-cell>
          <table:table-cell office:value-type="float" office:value="15.6598523555127" calcext:value-type="float">
            <text:p>15.6598523555</text:p>
          </table:table-cell>
          <table:table-cell office:value-type="float" office:value="1.31327814349362" calcext:value-type="float">
            <text:p>1.3132781435</text:p>
          </table:table-cell>
          <table:table-cell office:value-type="float" office:value="19.9458588880591" calcext:value-type="float">
            <text:p>19.9458588881</text:p>
          </table:table-cell>
          <table:table-cell office:value-type="float" office:value="16.1755" calcext:value-type="float">
            <text:p>16.1755</text:p>
          </table:table-cell>
          <table:table-cell office:value-type="float" office:value="5.77344216603622" calcext:value-type="float">
            <text:p>5.773442166</text:p>
          </table:table-cell>
        </table:table-row>
        <table:table-row table:style-name="ro1">
          <table:table-cell office:value-type="string" calcext:value-type="string">
            <text:p>PaLIO50</text:p>
          </table:table-cell>
          <table:table-cell office:value-type="float" office:value="7.12707576706336" calcext:value-type="float">
            <text:p>7.1270757671</text:p>
          </table:table-cell>
          <table:table-cell office:value-type="float" office:value="15.1888941623161" calcext:value-type="float">
            <text:p>15.1888941623</text:p>
          </table:table-cell>
          <table:table-cell office:value-type="float" office:value="1.32851468048366" calcext:value-type="float">
            <text:p>1.3285146805</text:p>
          </table:table-cell>
          <table:table-cell office:value-type="float" office:value="20.1315911359563" calcext:value-type="float">
            <text:p>20.131591136</text:p>
          </table:table-cell>
          <table:table-cell office:value-type="float" office:value="16.1805" calcext:value-type="float">
            <text:p>16.1805</text:p>
          </table:table-cell>
          <table:table-cell office:value-type="float" office:value="5.68294927990017" calcext:value-type="float">
            <text:p>5.6829492799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0193288232756" calcext:value-type="float">
            <text:p>6.0019328823</text:p>
          </table:table-cell>
          <table:table-cell office:value-type="float" office:value="15.4742276943117" calcext:value-type="float">
            <text:p>15.4742276943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7.7352045148092" calcext:value-type="float">
            <text:p>17.7352045148</text:p>
          </table:table-cell>
          <table:table-cell office:value-type="float" office:value="14.054" calcext:value-type="float">
            <text:p>14.054</text:p>
          </table:table-cell>
          <table:table-cell office:value-type="float" office:value="5.79531442663378" calcext:value-type="float">
            <text:p>5.7953144266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14195783232843" calcext:value-type="float">
            <text:p>6.1419578323</text:p>
          </table:table-cell>
          <table:table-cell office:value-type="float" office:value="17.6705086789751" calcext:value-type="float">
            <text:p>17.670508679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6.9728757680225" calcext:value-type="float">
            <text:p>16.972875768</text:p>
          </table:table-cell>
          <table:table-cell office:value-type="float" office:value="13.935" calcext:value-type="float">
            <text:p>13.935</text:p>
          </table:table-cell>
          <table:table-cell office:value-type="float" office:value="5.89548013189886" calcext:value-type="float">
            <text:p>5.8954801319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640389164696" calcext:value-type="float">
            <text:p>6.0640389165</text:p>
          </table:table-cell>
          <table:table-cell office:value-type="float" office:value="17.1936561314967" calcext:value-type="float">
            <text:p>17.1936561315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452045148092" calcext:value-type="float">
            <text:p>16.9452045148</text:p>
          </table:table-cell>
          <table:table-cell office:value-type="float" office:value="13.997" calcext:value-type="float">
            <text:p>13.997</text:p>
          </table:table-cell>
          <table:table-cell office:value-type="float" office:value="5.66421217472422" calcext:value-type="float">
            <text:p>5.6642121747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193288232756" calcext:value-type="float">
            <text:p>6.0193288233</text:p>
          </table:table-cell>
          <table:table-cell office:value-type="float" office:value="14.279045292331" calcext:value-type="float">
            <text:p>14.2790452923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6.9128757680225" calcext:value-type="float">
            <text:p>16.912875768</text:p>
          </table:table-cell>
          <table:table-cell office:value-type="float" office:value="13.954" calcext:value-type="float">
            <text:p>13.954</text:p>
          </table:table-cell>
          <table:table-cell office:value-type="float" office:value="5.7531442663378" calcext:value-type="float">
            <text:p>5.7531442663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4195783232843" calcext:value-type="float">
            <text:p>6.0419578323</text:p>
          </table:table-cell>
          <table:table-cell office:value-type="float" office:value="17.2845862171667" calcext:value-type="float">
            <text:p>17.2845862172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7.0352045148092" calcext:value-type="float">
            <text:p>17.0352045148</text:p>
          </table:table-cell>
          <table:table-cell office:value-type="float" office:value="13.995" calcext:value-type="float">
            <text:p>13.995</text:p>
          </table:table-cell>
          <table:table-cell office:value-type="float" office:value="5.89548013189886" calcext:value-type="float">
            <text:p>5.8954801319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840389164696" calcext:value-type="float">
            <text:p>6.0840389165</text:p>
          </table:table-cell>
          <table:table-cell office:value-type="float" office:value="17.5495302152704" calcext:value-type="float">
            <text:p>17.5495302153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928757680225" calcext:value-type="float">
            <text:p>16.992875768</text:p>
          </table:table-cell>
          <table:table-cell office:value-type="float" office:value="14.027" calcext:value-type="float">
            <text:p>14.027</text:p>
          </table:table-cell>
          <table:table-cell office:value-type="float" office:value="5.76421217472422" calcext:value-type="float">
            <text:p>5.7642121747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3193288232756" calcext:value-type="float">
            <text:p>6.0319328823</text:p>
          </table:table-cell>
          <table:table-cell office:value-type="float" office:value="18.6371328602933" calcext:value-type="float">
            <text:p>18.6371328603</text:p>
          </table:table-cell>
          <table:table-cell office:value-type="float" office:value="1.4275304716482" calcext:value-type="float">
            <text:p>1.4275304716</text:p>
          </table:table-cell>
          <table:table-cell office:value-type="float" office:value="17.352045148092" calcext:value-type="float">
            <text:p>17.3520451481</text:p>
          </table:table-cell>
          <table:table-cell office:value-type="float" office:value="13.954" calcext:value-type="float">
            <text:p>13.954</text:p>
          </table:table-cell>
          <table:table-cell office:value-type="float" office:value="5.70531442663378" calcext:value-type="float">
            <text:p>5.7053144266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10195783232843" calcext:value-type="float">
            <text:p>6.1019578323</text:p>
          </table:table-cell>
          <table:table-cell office:value-type="float" office:value="17.3015837342072" calcext:value-type="float">
            <text:p>17.3015837342</text:p>
          </table:table-cell>
          <table:table-cell office:value-type="float" office:value="1.40879399434533" calcext:value-type="float">
            <text:p>1.4087939943</text:p>
          </table:table-cell>
          <table:table-cell office:value-type="float" office:value="17.4352045148092" calcext:value-type="float">
            <text:p>17.4352045148</text:p>
          </table:table-cell>
          <table:table-cell office:value-type="float" office:value="13.995" calcext:value-type="float">
            <text:p>13.995</text:p>
          </table:table-cell>
          <table:table-cell office:value-type="float" office:value="5.79548013189886" calcext:value-type="float">
            <text:p>5.7954801319</text:p>
          </table:table-cell>
        </table:table-row>
        <table:table-row table:style-name="ro1">
          <table:table-cell office:value-type="string" calcext:value-type="string">
            <text:p>PaLIO80</text:p>
          </table:table-cell>
          <table:table-cell office:value-type="float" office:value="6.0840389164696" calcext:value-type="float">
            <text:p>6.0840389165</text:p>
          </table:table-cell>
          <table:table-cell office:value-type="float" office:value="18.7973537431061" calcext:value-type="float">
            <text:p>18.7973537431</text:p>
          </table:table-cell>
          <table:table-cell office:value-type="float" office:value="1.42034297682937" calcext:value-type="float">
            <text:p>1.4203429768</text:p>
          </table:table-cell>
          <table:table-cell office:value-type="float" office:value="16.9928757680225" calcext:value-type="float">
            <text:p>16.992875768</text:p>
          </table:table-cell>
          <table:table-cell office:value-type="float" office:value="13.967" calcext:value-type="float">
            <text:p>13.967</text:p>
          </table:table-cell>
          <table:table-cell office:value-type="float" office:value="5.71421217472422" calcext:value-type="float">
            <text:p>5.7142121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27:22.350821540</meta:creation-date>
    <dc:date>2018-12-08T12:28:33.937041378</dc:date>
    <meta:editing-duration>PT1M11S</meta:editing-duration>
    <meta:editing-cycles>1</meta:editing-cycles>
    <meta:document-statistic meta:table-count="1" meta:cell-count="259" meta:object-count="0"/>
    <meta:generator>LibreOffice/5.1.6.2$Linux_X86_64 LibreOffice_project/10m0$Build-2</meta:generator>
  </office:meta>
</office:document-meta>
</file>